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36in"/>
    </style:style>
    <style:style style:name="co2" style:family="table-column">
      <style:table-column-properties fo:break-before="auto" style:column-width="1.2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MOS $N_{SUB}$</text:p>
          </table:table-cell>
          <table:table-cell office:value-type="string" calcext:value-type="string">
            <text:p>PMOS $N_{SUB}$</text:p>
          </table:table-cell>
          <table:table-cell table:number-columns-repeated="2"/>
          <table:table-cell office:value-type="string" calcext:value-type="string">
            <text:p>NMOS</text:p>
          </table:table-cell>
          <table:table-cell office:value-type="string" calcext:value-type="string">
            <text:p>PMOS</text:p>
          </table:table-cell>
        </table:table-row>
        <table:table-row table:style-name="ro1">
          <table:table-cell table:formula="of:=[.E6]*POWER(([.E4]-[.E5])/([.E9]-[.E5])-1;1/[.E7])" office:value-type="float" office:value="2.71120729551073E+016" calcext:value-type="float">
            <text:p>27112072955107300</text:p>
          </table:table-cell>
          <table:table-cell office:value-type="float" office:value="4.30803347969303E+016" calcext:value-type="float">
            <text:p>43080334796930300</text:p>
          </table:table-cell>
          <table:table-cell/>
          <table:table-cell office:value-type="string" calcext:value-type="string">
            <text:p>knw/l</text:p>
          </table:table-cell>
          <table:table-cell office:value-type="float" office:value="0.0038996" calcext:value-type="float">
            <text:p>3.90E-003</text:p>
          </table:table-cell>
          <table:table-cell table:style-name="ce1" office:value-type="float" office:value="0.001422" calcext:value-type="float">
            <text:p>1.42E-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/l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ax</text:p>
          </table:table-cell>
          <table:table-cell table:style-name="Default" office:value-type="float" office:value="1414" calcext:value-type="float">
            <text:p>1414</text:p>
          </table:table-cell>
          <table:table-cell office:value-type="float" office:value="470.5" calcext:value-type="float">
            <text:p>470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in</text:p>
          </table:table-cell>
          <table:table-cell table:style-name="Default" office:value-type="float" office:value="68.5" calcext:value-type="float">
            <text:p>68.5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ref</text:p>
          </table:table-cell>
          <table:table-cell office:value-type="float" office:value="9.2E+016" calcext:value-type="float">
            <text:p>9.20E+016</text:p>
          </table:table-cell>
          <table:table-cell table:style-name="ce1" office:value-type="float" office:value="2.23E+017" calcext:value-type="float">
            <text:p>2.23E+0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0.711" calcext:value-type="float">
            <text:p>7.11E-001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x</text:p>
          </table:table-cell>
          <table:table-cell office:value-type="float" office:value="0.0000000383678" calcext:value-type="float">
            <text:p>3.84E-008</text:p>
          </table:table-cell>
          <table:table-cell table:style-name="ce1" office:value-type="float" office:value="0.0000000383678" calcext:value-type="float">
            <text:p>3.84E-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</text:p>
          </table:table-cell>
          <table:table-cell table:style-name="Default" table:formula="of:=([.E2]/[.E3])/[.E8]" office:value-type="float" office:value="1016.37310453036" calcext:value-type="float">
            <text:p>1016.3731045304</text:p>
          </table:table-cell>
          <table:table-cell table:formula="of:=([.F2]/[.F3])/[.F8]" office:value-type="float" office:value="370.623283065487" calcext:value-type="float">
            <text:p>370.6232830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4:28:51.360391615</meta:creation-date>
    <meta:generator>LibreOffice/4.3.6.2$Linux_X86_64 LibreOffice_project/430m0$Build-2</meta:generator>
    <dc:date>2015-03-19T16:23:14.998815310</dc:date>
    <meta:editing-duration>PT12M34S</meta:editing-duration>
    <meta:editing-cycles>3</meta:editing-cycles>
    <meta:document-statistic meta:table-count="1" meta:cell-count="30" meta:object-count="0"/>
  </office:meta>
</office:document-meta>
</file>